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d305" officeooo:paragraph-rsid="0003d305"/>
    </style:style>
    <style:style style:name="P2" style:family="paragraph" style:parent-style-name="Standard">
      <style:text-properties style:text-underline-style="solid" style:text-underline-width="auto" style:text-underline-color="font-color" officeooo:rsid="0003d305" officeooo:paragraph-rsid="0003d305"/>
    </style:style>
    <style:style style:name="P3" style:family="paragraph" style:parent-style-name="Standard">
      <style:text-properties style:text-underline-style="solid" style:text-underline-width="auto" style:text-underline-color="font-color" officeooo:rsid="0003d305" officeooo:paragraph-rsid="000891e8"/>
    </style:style>
    <style:style style:name="P4" style:family="paragraph" style:parent-style-name="Standard">
      <style:text-properties style:text-underline-style="solid" style:text-underline-width="auto" style:text-underline-color="font-color" officeooo:rsid="0003e10c" officeooo:paragraph-rsid="0003e10c"/>
    </style:style>
    <style:style style:name="P5" style:family="paragraph" style:parent-style-name="Standard">
      <style:text-properties style:text-underline-style="solid" style:text-underline-width="auto" style:text-underline-color="font-color" officeooo:rsid="0004e0a0" officeooo:paragraph-rsid="0004e0a0"/>
    </style:style>
    <style:style style:name="P6" style:family="paragraph" style:parent-style-name="Standard">
      <style:text-properties officeooo:rsid="0003e10c" officeooo:paragraph-rsid="0003e10c"/>
    </style:style>
    <style:style style:name="P7" style:family="paragraph" style:parent-style-name="Standard">
      <style:text-properties officeooo:rsid="0004e0a0" officeooo:paragraph-rsid="0004e0a0"/>
    </style:style>
    <style:style style:name="P8" style:family="paragraph" style:parent-style-name="Standard">
      <style:text-properties officeooo:rsid="0004e0a0" officeooo:paragraph-rsid="0004e0a0"/>
    </style:style>
    <style:style style:name="P9" style:family="paragraph" style:parent-style-name="Standard">
      <style:text-properties officeooo:rsid="000c0a72" officeooo:paragraph-rsid="000c0a72"/>
    </style:style>
    <style:style style:name="P10" style:family="paragraph" style:parent-style-name="Standard">
      <style:text-properties style:text-underline-style="solid" style:text-underline-width="auto" style:text-underline-color="font-color" officeooo:rsid="000c0a72" officeooo:paragraph-rsid="000c0a72"/>
    </style:style>
    <style:style style:name="T1" style:family="text">
      <style:text-properties officeooo:rsid="000891e8"/>
    </style:style>
    <style:style style:name="T2" style:family="text">
      <style:text-properties officeooo:rsid="000c1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blemas:</text:p>
      <text:p text:style-name="P1"/>
      <text:p text:style-name="P1"/>
      <text:p text:style-name="P2">No aparece en la red newton:</text:p>
      <text:p text:style-name="P1"/>
      <text:p text:style-name="P1">comprobar que <text:s/>/etc/wpa_supplicant/wpa_supplicant.conf esté bien configurado:</text:p>
      <text:p text:style-name="P1"/>
      <text:p text:style-name="P1">network={</text:p>
      <text:p text:style-name="P1"><text:s text:c="8"/>ssid="Newton"</text:p>
      <text:p text:style-name="P1"><text:s text:c="8"/>psk="Fablab@CEU"</text:p>
      <text:p text:style-name="P1"><text:s text:c="8"/>key_mgmt=WPA-PSK</text:p>
      <text:p text:style-name="P1">}</text:p>
      <text:p text:style-name="P1"/>
      <text:p text:style-name="P1">comprobar que no tiene un hostname repetido en los archivos /etc/hosts y /etc/hostname</text:p>
      <text:p text:style-name="P1"/>
      <text:p text:style-name="P1"/>
      <text:p text:style-name="P3">lpq ENOEN<text:span text:style-name="T1">T</text:span>:</text:p>
      <text:p text:style-name="P1"/>
      <text:p text:style-name="P1">Instalar el paquete cups-bsd con apt-get</text:p>
      <text:p text:style-name="P1"/>
      <text:p text:style-name="P1"/>
      <text:p text:style-name="P4">Borrar los trabajos en el piwrapper:</text:p>
      <text:p text:style-name="P6"/>
      <text:p text:style-name="P6">mongo</text:p>
      <text:p text:style-name="P6">use usersDB</text:p>
      <text:p text:style-name="P6">db.machines.update({},{$set:{"queuedJobs":[]}})</text:p>
      <text:p text:style-name="P6">^C</text:p>
      <text:p text:style-name="P6">npm restart www</text:p>
      <text:p text:style-name="P6"/>
      <text:p text:style-name="P6"/>
      <text:p text:style-name="P5">Borrar los trabajos en el pigateway:</text:p>
      <text:p text:style-name="P7"/>
      <text:p text:style-name="P7">redis-cli</text:p>
      <text:p text:style-name="P7">EVAL "return redis.call('del', unpack(redis.call('keys', ARGV[1])))" 0 fablab:jobs*</text:p>
      <text:p text:style-name="P7">pm2 restart index</text:p>
      <text:p text:style-name="P7"/>
      <text:p text:style-name="P7"/>
      <text:p text:style-name="P5">Borrar las máquinas en el pigateway:</text:p>
      <text:p text:style-name="P7"/>
      <text:p text:style-name="P7">redis-cli</text:p>
      <text:p text:style-name="P7">EVAL "return redis.call('del', unpack(redis.call('keys', ARGV[1])))" 0 fablab:machine:*</text:p>
      <text:p text:style-name="P7">pm2 restart index</text:p>
      <text:p text:style-name="P7"/>
      <text:p text:style-name="P10">Epilog laser no funciona:</text:p>
      <text:p text:style-name="P9"/>
      <text:p text:style-name="P9">Instalar correctamente el modulo printer:</text:p>
      <text:p text:style-name="P9"><text:a xlink:type="simple" xlink:href="https://www.npmjs.com/package/printer" text:style-name="Internet_20_link" text:visited-style-name="Visited_20_Internet_20_Link">https://www.npmjs.com/package/printer</text:a></text:p>
      <text:p text:style-name="P9"/>
      <text:p text:style-name="P9">instalar cups y cups-bsd <text:span text:style-name="T2">con apt-get</text:span></text:p>
      <text:p text:style-name="P9"/>
      <text:p text:style-name="P9">probar a enviar un archivo manualmente con lp -d filename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5T13:20:01.708518141</meta:creation-date>
    <dc:date>2019-02-21T12:55:22.995216157</dc:date>
    <meta:editing-duration>PT8M53S</meta:editing-duration>
    <meta:editing-cycles>4</meta:editing-cycles>
    <meta:generator>LibreOffice/6.0.3.2$Linux_X86_64 LibreOffice_project/00m0$Build-2</meta:generator>
    <meta:document-statistic meta:table-count="0" meta:image-count="0" meta:object-count="0" meta:page-count="1" meta:paragraph-count="30" meta:word-count="113" meta:character-count="937" meta:non-whitespace-character-count="829"/>
  </office:meta>
</office:document-meta>
</file>